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862cm"/>
    </style:style>
    <style:style style:name="P1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fo:color="#ff0000" style:font-name="Courier New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7.112cm" svg:x="0cm" svg:y="-0.016cm">
          <draw:text-box>
            <text:p><text:span text:style-name="T1"/></text:p>
            <text:p><text:span text:style-name="T1">Status for volume /opt/serviced/var/volumes:</text:span></text:p>
            <text:p><text:span text:style-name="T1"/></text:p>
            <text:p><text:span text:style-name="T1">Driver: <text:s text:c="5"/>devicemapper</text:span></text:p>
            <text:p><text:span text:style-name="T1">Driver Type: direct-lvm</text:span></text:p>
            <text:p><text:span text:style-name="T1">Volume Path: /opt/serviced/var/volumes</text:span></text:p>
            <text:p><text:span text:style-name="T1"/></text:p>
            <text:p><text:span text:style-name="T1">Thin Pool</text:span></text:p>
            <text:p><text:span text:style-name="T1">---------</text:span></text:p>
            <text:p><text:span text:style-name="T1">Logical Volume: <text:s text:c="14"/>serviced-serviced--pool</text:span></text:p>
            <text:p><text:span text:style-name="T1">Metadata (</text:span><text:span text:style-name="T2">total</text:span><text:span text:style-name="T1">/used/</text:span><text:span text:style-name="T2">avail</text:span><text:span text:style-name="T1">): <text:s/></text:span><text:span text:style-name="T2">2.2 GiB</text:span><text:span text:style-name="T1"> / 64.18 MiB (2.85%) / </text:span><text:span text:style-name="T2">2.137 GiB</text:span><text:span text:style-name="T1"> (97.15%)</text:span></text:p>
            <text:p><text:span text:style-name="T1">Data (</text:span><text:span text:style-name="T2">total</text:span><text:span text:style-name="T1">/used/</text:span><text:span text:style-name="T2">avail</text:span><text:span text:style-name="T1">): <text:s text:c="5"/></text:span><text:span text:style-name="T2">200 GiB</text:span><text:span text:style-name="T1"> <text:s text:c="2"/>/ 30.576 GiB (15%) <text:s text:c="2"/>/ </text:span><text:span text:style-name="T2">169.424 GiB</text:span><text:span text:style-name="T1"> (85%)</text:span></text:p>
            <text:p><text:span text:style-name="T1"/></text:p>
            <text:p><text:span text:style-name="T1">3ir81rg1h8b09ipowynz3qx2f Application Data</text:span></text:p>
            <text:p><text:span text:style-name="T1">-----------------------------------------</text:span></text:p>
            <text:p><text:span text:style-name="T1">Volume Mount Point: <text:s text:c="11"/>/opt/serviced/var/volumes/3ir81rg1h8b09ipowynz3qx2f</text:span></text:p>
            <text:p><text:span text:style-name="T1">Filesystem (total/used/</text:span><text:span text:style-name="T2">avail</text:span><text:span text:style-name="T1">): 98.31 GiB / 1.511 GiB (1.5%) / </text:span><text:span text:style-name="T2">91.78 GiB</text:span><text:span text:style-name="T1"> (93%)</text:span></text:p>
            <text:p><text:span text:style-name="T1">Virtual device size: <text:s text:c="10"/>100 GiB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2:59:27.360000000</meta:creation-date>
    <dc:date>2017-03-16T13:33:13.488000000</dc:date>
    <meta:editing-duration>PT3M27S</meta:editing-duration>
    <meta:editing-cycles>3</meta:editing-cycles>
    <meta:generator>LibreOffice/5.3.0.3$Windows_X86_64 LibreOffice_project/7074905676c47b82bbcfbea1aeefc84afe1c50e1</meta:generator>
    <meta:document-statistic meta:object-count="1"/>
  </office:meta>
</office:document-meta>
</file>